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mm"/>
    </style:style>
    <style:style style:name="co3" style:family="table-column">
      <style:table-column-properties fo:break-before="auto" style:column-width="39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311.49mm" svg:height="166.78mm" svg:x="90mm" svg:y="179.12mm">
            <loext:p draw:notify-on-update-of-ranges="Feuille1.G6:Feuille1.G6 Feuille1.G7:Feuille1.G36 Feuille1.H6:Feuille1.H6 Feuille1.H7:Feuille1.H36 Feuille1.I6:Feuille1.I6 Feuille1.I7:Feuille1.I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ce1"/>
        <table:table-column table:style-name="co3" table:default-cell-style-name="ce1"/>
        <table:table-row table:style-name="ro1" table:number-rows-repeated="5">
          <table:table-cell table:number-columns-repeated="7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Threshold</text:p>
          </table:table-cell>
          <table:table-cell table:style-name="Default" office:value-type="string" calcext:value-type="string">
            <text:p>Mean response time</text:p>
          </table:table-cell>
          <table:table-cell table:style-name="Default" office:value-type="string" calcext:value-type="string">
            <text:p>Mean power consumption (W)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454636970386614" calcext:value-type="float">
            <text:p>4,55E-01</text:p>
          </table:table-cell>
          <table:table-cell office:value-type="float" office:value="767.719060867575" calcext:value-type="float">
            <text:p>7,68E+02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455237995607102" calcext:value-type="float">
            <text:p>4,55E-01</text:p>
          </table:table-cell>
          <table:table-cell office:value-type="float" office:value="764.936475929299" calcext:value-type="float">
            <text:p>7,65E+02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457232665145736" calcext:value-type="float">
            <text:p>4,57E-01</text:p>
          </table:table-cell>
          <table:table-cell office:value-type="float" office:value="758.537599408095" calcext:value-type="float">
            <text:p>7,59E+02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461665519108027" calcext:value-type="float">
            <text:p>4,62E-01</text:p>
          </table:table-cell>
          <table:table-cell office:value-type="float" office:value="747.489791110252" calcext:value-type="float">
            <text:p>7,47E+02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0.469155899200583" calcext:value-type="float">
            <text:p>4,69E-01</text:p>
          </table:table-cell>
          <table:table-cell office:value-type="float" office:value="732.062876066935" calcext:value-type="float">
            <text:p>7,32E+02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479524664047701" calcext:value-type="float">
            <text:p>4,80E-01</text:p>
          </table:table-cell>
          <table:table-cell office:value-type="float" office:value="713.71573677463" calcext:value-type="float">
            <text:p>7,14E+02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0.491870081045801" calcext:value-type="float">
            <text:p>4,92E-01</text:p>
          </table:table-cell>
          <table:table-cell office:value-type="float" office:value="694.432504642796" calcext:value-type="float">
            <text:p>6,94E+02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504924068812854" calcext:value-type="float">
            <text:p>5,05E-01</text:p>
          </table:table-cell>
          <table:table-cell office:value-type="float" office:value="676.064823362713" calcext:value-type="float">
            <text:p>6,76E+02</text:p>
          </table:table-cell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0.517431897195047" calcext:value-type="float">
            <text:p>5,17E-01</text:p>
          </table:table-cell>
          <table:table-cell office:value-type="float" office:value="659.95714647602" calcext:value-type="float">
            <text:p>6,60E+02</text:p>
          </table:table-cell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0.52842062841288" calcext:value-type="float">
            <text:p>5,28E-01</text:p>
          </table:table-cell>
          <table:table-cell office:value-type="float" office:value="646.838150766098" calcext:value-type="float">
            <text:p>6,47E+02</text:p>
          </table:table-cell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0.537329473999377" calcext:value-type="float">
            <text:p>5,37E-01</text:p>
          </table:table-cell>
          <table:table-cell office:value-type="float" office:value="636.874447681558" calcext:value-type="float">
            <text:p>6,37E+02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544016945623728" calcext:value-type="float">
            <text:p>5,44E-01</text:p>
          </table:table-cell>
          <table:table-cell office:value-type="float" office:value="629.807348707335" calcext:value-type="float">
            <text:p>6,30E+02</text:p>
          </table:table-cell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0.548674518920276" calcext:value-type="float">
            <text:p>5,49E-01</text:p>
          </table:table-cell>
          <table:table-cell office:value-type="float" office:value="625.123636142809" calcext:value-type="float">
            <text:p>6,25E+02</text:p>
          </table:table-cell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0.551689791291077" calcext:value-type="float">
            <text:p>5,52E-01</text:p>
          </table:table-cell>
          <table:table-cell office:value-type="float" office:value="622.221414749783" calcext:value-type="float">
            <text:p>6,22E+02</text:p>
          </table:table-cell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0.553508446422328" calcext:value-type="float">
            <text:p>5,54E-01</text:p>
          </table:table-cell>
          <table:table-cell office:value-type="float" office:value="620.538040955224" calcext:value-type="float">
            <text:p>6,21E+02</text:p>
          </table:table-cell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.554533351889104" calcext:value-type="float">
            <text:p>5,55E-01</text:p>
          </table:table-cell>
          <table:table-cell office:value-type="float" office:value="619.622339952408" calcext:value-type="float">
            <text:p>6,20E+02</text:p>
          </table:table-cell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0.555074944994235" calcext:value-type="float">
            <text:p>5,55E-01</text:p>
          </table:table-cell>
          <table:table-cell office:value-type="float" office:value="619.154088191115" calcext:value-type="float">
            <text:p>6,19E+02</text:p>
          </table:table-cell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0.555344526288001" calcext:value-type="float">
            <text:p>5,55E-01</text:p>
          </table:table-cell>
          <table:table-cell office:value-type="float" office:value="618.928428410064" calcext:value-type="float">
            <text:p>6,19E+02</text:p>
          </table:table-cell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0.555471789156404" calcext:value-type="float">
            <text:p>5,55E-01</text:p>
          </table:table-cell>
          <table:table-cell office:value-type="float" office:value="618.825720738667" calcext:value-type="float">
            <text:p>6,19E+02</text:p>
          </table:table-cell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0.555529542149419" calcext:value-type="float">
            <text:p>5,56E-01</text:p>
          </table:table-cell>
          <table:table-cell office:value-type="float" office:value="618.781548064733" calcext:value-type="float">
            <text:p>6,19E+02</text:p>
          </table:table-cell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0.55555557825419" calcext:value-type="float">
            <text:p>5,56E-01</text:p>
          </table:table-cell>
          <table:table-cell office:value-type="float" office:value="618.763144637594" calcext:value-type="float">
            <text:p>6,19E+02</text:p>
          </table:table-cell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office:value-type="float" office:value="0.555567248991301" calcext:value-type="float">
            <text:p>5,56E-01</text:p>
          </table:table-cell>
          <table:table-cell office:value-type="float" office:value="618.755476864733" calcext:value-type="float">
            <text:p>6,19E+02</text:p>
          </table:table-cell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office:value-type="float" office:value="0.555572454551375" calcext:value-type="float">
            <text:p>5,56E-01</text:p>
          </table:table-cell>
          <table:table-cell office:value-type="float" office:value="618.752282015237" calcext:value-type="float">
            <text:p>6,19E+02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555574766367786" calcext:value-type="float">
            <text:p>5,56E-01</text:p>
          </table:table-cell>
          <table:table-cell office:value-type="float" office:value="618.750950837645" calcext:value-type="float">
            <text:p>6,19E+02</text:p>
          </table:table-cell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0.555575789142" calcext:value-type="float">
            <text:p>5,56E-01</text:p>
          </table:table-cell>
          <table:table-cell office:value-type="float" office:value="618.750396181998" calcext:value-type="float">
            <text:p>6,19E+02</text:p>
          </table:table-cell>
        </table:table-row>
        <table:table-row table:style-name="ro1">
          <table:table-cell table:number-columns-repeated="6"/>
          <table:table-cell office:value-type="float" office:value="26" calcext:value-type="float">
            <text:p>26</text:p>
          </table:table-cell>
          <table:table-cell office:value-type="float" office:value="0.555576240097499" calcext:value-type="float">
            <text:p>5,56E-01</text:p>
          </table:table-cell>
          <table:table-cell office:value-type="float" office:value="618.750165075771" calcext:value-type="float">
            <text:p>6,19E+02</text:p>
          </table:table-cell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office:value-type="float" office:value="0.555576438328905" calcext:value-type="float">
            <text:p>5,56E-01</text:p>
          </table:table-cell>
          <table:table-cell office:value-type="float" office:value="618.750068781561" calcext:value-type="float">
            <text:p>6,19E+02</text:p>
          </table:table-cell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  <table:table-cell office:value-type="float" office:value="0.55557652523088" calcext:value-type="float">
            <text:p>5,56E-01</text:p>
          </table:table-cell>
          <table:table-cell office:value-type="float" office:value="618.750028658982" calcext:value-type="float">
            <text:p>6,19E+02</text:p>
          </table:table-cell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0.555576563234023" calcext:value-type="float">
            <text:p>5,56E-01</text:p>
          </table:table-cell>
          <table:table-cell office:value-type="float" office:value="618.750011941242" calcext:value-type="float">
            <text:p>6,19E+02</text:p>
          </table:table-cell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0.555576579816161" calcext:value-type="float">
            <text:p>5,56E-01</text:p>
          </table:table-cell>
          <table:table-cell office:value-type="float" office:value="618.750004975518" calcext:value-type="float">
            <text:p>6,19E+02</text:p>
          </table:table-cell>
        </table:table-row>
        <table:table-row table:style-name="ro1" table:number-rows-repeated="1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1T16:45:24.087777219</meta:creation-date>
    <dc:date>2020-08-31T19:35:50.328796393</dc:date>
    <meta:editing-duration>PT7M28S</meta:editing-duration>
    <meta:editing-cycles>1</meta:editing-cycles>
    <meta:document-statistic meta:table-count="1" meta:cell-count="93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7pt" style:font-size-asian="10pt" style:font-size-complex="10pt"/>
    </style:style>
    <style:style style:name="ch3" style:family="chart">
      <style:chart-properties chart:stacked="tru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style:rotation-angle="0"/>
      <style:text-properties fo:font-size="18pt" style:font-size-asian="9pt" style:font-size-complex="9pt"/>
    </style:style>
    <style:style style:name="ch6" style:family="chart" style:data-style-name="N6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990000"/>
      <style:text-properties fo:color="#990000" fo:font-size="11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0084d1"/>
      <style:text-properties fo:color="#0084d1" fo:font-size="11pt" style:font-size-asian="10pt" style:font-size-complex="10pt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draw:stroke-dash="Fine_20_Dotted" svg:stroke-width="0.08cm" svg:stroke-color="#990000" draw:fill-color="#990000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amed-symbol" chart:symbol-name="diamond" chart:symbol-width="0.25cm" chart:symbol-height="0.25cm" chart:link-data-style-to-source="true"/>
      <style:graphic-properties draw:stroke="none" draw:stroke-dash="Fine_20_Dotted" svg:stroke-width="0.08cm" svg:stroke-color="#0084d1" draw:fill-color="#0084d1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15cm" svg:height="16.679cm" xlink:href=".." xlink:type="simple" chart:class="chart:line" chart:style-name="ch1">
        <chart:legend svg:x="5.274cm" svg:y="0.225cm" style:legend-expansion="custom" chartooo:width="19.598cm" chartooo:height="1.608cm" style:legend-expansion-aspect-ratio="12.1878109452736" chart:style-name="ch2"/>
        <chart:plot-area chart:style-name="ch3" table:cell-range-address="Feuille1.G6:Feuille1.I36" chart:data-source-has-labels="both" svg:x="1.475cm" svg:y="2.03cm" svg:width="28.122cm" svg:height="12.941cm">
          <chartooo:coordinate-region svg:x="3.393cm" svg:y="2.257cm" svg:width="24.285cm" svg:height="12.014cm"/>
          <chart:axis chart:dimension="x" chart:name="primary-x" chart:style-name="ch4" chartooo:axis-type="auto">
            <chartooo:date-scale/>
            <chart:title svg:x="13.887cm" svg:y="15.136cm" chart:style-name="ch5">
              <text:p>Threshold</text:p>
            </chart:title>
            <chart:categories table:cell-range-address="Feuille1.G7:Feuille1.G36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Feuille1.H7:Feuille1.H36" chart:label-cell-address="Feuille1.H6:Feuille1.H6" chart:class="chart:line">
            <chart:data-point chart:repeated="30"/>
          </chart:series>
          <chart:series chart:attached-axis="secondary-y" chart:style-name="ch10" chart:values-cell-range-address="Feuille1.I7:Feuille1.I36" chart:label-cell-address="Feuille1.I6:Feuille1.I6" chart:class="chart:line">
            <chart:data-point chart:repeated="2"/>
            <chart:data-point chart:style-name="ch11"/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response time</text:p>
                <draw:g>
                  <svg:desc>Feuille1.H6:Feuille1.H6</svg:desc>
                </draw:g>
              </table:table-cell>
              <table:table-cell office:value-type="string">
                <text:p>Mean power consumption (W)</text:p>
                <draw:g>
                  <svg:desc>Feuille1.I6:Feuille1.I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1.G7:Feuille1.G36</svg:desc>
                </draw:g>
              </table:table-cell>
              <table:table-cell office:value-type="float" office:value="0.454636970386614">
                <text:p>0.454636970386614</text:p>
                <draw:g>
                  <svg:desc>Feuille1.H7:Feuille1.H36</svg:desc>
                </draw:g>
              </table:table-cell>
              <table:table-cell office:value-type="float" office:value="767.719060867575">
                <text:p>767.719060867575</text:p>
                <draw:g>
                  <svg:desc>Feuille1.I7:Feuille1.I3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55237995607102">
                <text:p>0.455237995607102</text:p>
              </table:table-cell>
              <table:table-cell office:value-type="float" office:value="764.936475929299">
                <text:p>764.93647592929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57232665145736">
                <text:p>0.457232665145736</text:p>
              </table:table-cell>
              <table:table-cell office:value-type="float" office:value="758.537599408095">
                <text:p>758.5375994080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61665519108027">
                <text:p>0.461665519108027</text:p>
              </table:table-cell>
              <table:table-cell office:value-type="float" office:value="747.489791110252">
                <text:p>747.48979111025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69155899200583">
                <text:p>0.469155899200583</text:p>
              </table:table-cell>
              <table:table-cell office:value-type="float" office:value="732.062876066935">
                <text:p>732.06287606693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79524664047701">
                <text:p>0.479524664047701</text:p>
              </table:table-cell>
              <table:table-cell office:value-type="float" office:value="713.71573677463">
                <text:p>713.7157367746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91870081045801">
                <text:p>0.491870081045801</text:p>
              </table:table-cell>
              <table:table-cell office:value-type="float" office:value="694.432504642796">
                <text:p>694.43250464279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04924068812854">
                <text:p>0.504924068812854</text:p>
              </table:table-cell>
              <table:table-cell office:value-type="float" office:value="676.064823362713">
                <text:p>676.06482336271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17431897195047">
                <text:p>0.517431897195047</text:p>
              </table:table-cell>
              <table:table-cell office:value-type="float" office:value="659.95714647602">
                <text:p>659.957146476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2842062841288">
                <text:p>0.52842062841288</text:p>
              </table:table-cell>
              <table:table-cell office:value-type="float" office:value="646.838150766098">
                <text:p>646.83815076609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37329473999377">
                <text:p>0.537329473999377</text:p>
              </table:table-cell>
              <table:table-cell office:value-type="float" office:value="636.874447681558">
                <text:p>636.87444768155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44016945623728">
                <text:p>0.544016945623728</text:p>
              </table:table-cell>
              <table:table-cell office:value-type="float" office:value="629.807348707335">
                <text:p>629.80734870733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548674518920276">
                <text:p>0.548674518920276</text:p>
              </table:table-cell>
              <table:table-cell office:value-type="float" office:value="625.123636142809">
                <text:p>625.12363614280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551689791291077">
                <text:p>0.551689791291077</text:p>
              </table:table-cell>
              <table:table-cell office:value-type="float" office:value="622.221414749783">
                <text:p>622.22141474978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53508446422328">
                <text:p>0.553508446422328</text:p>
              </table:table-cell>
              <table:table-cell office:value-type="float" office:value="620.538040955224">
                <text:p>620.53804095522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54533351889104">
                <text:p>0.554533351889104</text:p>
              </table:table-cell>
              <table:table-cell office:value-type="float" office:value="619.622339952408">
                <text:p>619.62233995240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55074944994235">
                <text:p>0.555074944994235</text:p>
              </table:table-cell>
              <table:table-cell office:value-type="float" office:value="619.154088191115">
                <text:p>619.15408819111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55344526288001">
                <text:p>0.555344526288001</text:p>
              </table:table-cell>
              <table:table-cell office:value-type="float" office:value="618.928428410064">
                <text:p>618.92842841006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55471789156404">
                <text:p>0.555471789156404</text:p>
              </table:table-cell>
              <table:table-cell office:value-type="float" office:value="618.825720738667">
                <text:p>618.8257207386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55529542149419">
                <text:p>0.555529542149419</text:p>
              </table:table-cell>
              <table:table-cell office:value-type="float" office:value="618.781548064733">
                <text:p>618.7815480647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55555557825419">
                <text:p>0.55555557825419</text:p>
              </table:table-cell>
              <table:table-cell office:value-type="float" office:value="618.763144637594">
                <text:p>618.76314463759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555567248991301">
                <text:p>0.555567248991301</text:p>
              </table:table-cell>
              <table:table-cell office:value-type="float" office:value="618.755476864733">
                <text:p>618.75547686473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555572454551375">
                <text:p>0.555572454551375</text:p>
              </table:table-cell>
              <table:table-cell office:value-type="float" office:value="618.752282015237">
                <text:p>618.75228201523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555574766367786">
                <text:p>0.555574766367786</text:p>
              </table:table-cell>
              <table:table-cell office:value-type="float" office:value="618.750950837645">
                <text:p>618.75095083764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555575789142">
                <text:p>0.555575789142</text:p>
              </table:table-cell>
              <table:table-cell office:value-type="float" office:value="618.750396181998">
                <text:p>618.75039618199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555576240097499">
                <text:p>0.555576240097499</text:p>
              </table:table-cell>
              <table:table-cell office:value-type="float" office:value="618.750165075771">
                <text:p>618.75016507577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555576438328905">
                <text:p>0.555576438328905</text:p>
              </table:table-cell>
              <table:table-cell office:value-type="float" office:value="618.750068781561">
                <text:p>618.75006878156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55557652523088">
                <text:p>0.55557652523088</text:p>
              </table:table-cell>
              <table:table-cell office:value-type="float" office:value="618.750028658982">
                <text:p>618.75002865898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555576563234023">
                <text:p>0.555576563234023</text:p>
              </table:table-cell>
              <table:table-cell office:value-type="float" office:value="618.750011941242">
                <text:p>618.75001194124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55576579816161">
                <text:p>0.555576579816161</text:p>
              </table:table-cell>
              <table:table-cell office:value-type="float" office:value="618.750004975518">
                <text:p>618.7500049755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